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ce33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5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Porcentagem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7" style:family="table-cell" style:parent-style-name="Porcentagem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8" style:family="table-cell" style:parent-style-name="Porcentagem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Vírgula" style:data-style-name="N3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0" style:family="table-cell" style:parent-style-name="Vírgula" style:data-style-name="N3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1" style:family="table-cell" style:parent-style-name="Vírgula" style:data-style-name="N3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57" table:default-cell-style-name="ce40"/>
        <table:table-row table:style-name="ro1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601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77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69107912157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273cm" svg:x="0.751cm" svg:y="1.022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700" calcext:value-type="float">
            <text:p>4910700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404545176859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5964" calcext:value-type="float">
            <text:p>208596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80760933554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08" calcext:value-type="float">
            <text:p>194270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27056047538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28" calcext:value-type="float">
            <text:p>882028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82596924361" calcext:value-type="float">
            <text:p>2,37 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M61" table:end-x="1.677cm" table:end-y="0.254cm" draw:z-index="3" draw:name="Gráfico 5" draw:style-name="gr1" svg:width="12.7cm" svg:height="7.636cm" svg:x="0.751cm" svg:y="0.431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59" table:default-cell-style-name="ce29"/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3]/[.C23]-1" office:value-type="percentage" office:value="0.380562093700964" calcext:value-type="percentage">
            <text:p>38,06%</text:p>
          </table:table-cell>
          <table:table-cell table:style-name="ce58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4]/[.C24]-1" office:value-type="percentage" office:value="0.371815377584828" calcext:value-type="percentage">
            <text:p>37,18%</text:p>
          </table:table-cell>
          <table:table-cell table:style-name="ce58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5]/[.C25]-1" office:value-type="percentage" office:value="0.374613536281962" calcext:value-type="percentage">
            <text:p>37,46%</text:p>
          </table:table-cell>
          <table:table-cell table:style-name="ce58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6]/[.C26]-1" office:value-type="percentage" office:value="0.164163715425651" calcext:value-type="percentage">
            <text:p>16,42%</text:p>
          </table:table-cell>
          <table:table-cell table:style-name="ce58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7]/[.C27]-1" office:value-type="percentage" office:value="0.142390538743398" calcext:value-type="percentage">
            <text:p>14,24%</text:p>
          </table:table-cell>
          <table:table-cell table:style-name="ce58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8]/[.C28]-1" office:value-type="percentage" office:value="0.11821903409809" calcext:value-type="percentage">
            <text:p>11,82%</text:p>
          </table:table-cell>
          <table:table-cell table:style-name="ce58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9]/[.C29]-1" office:value-type="percentage" office:value="0.177248500554361" calcext:value-type="percentage">
            <text:p>17,72%</text:p>
          </table:table-cell>
          <table:table-cell table:style-name="ce58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30]/[.C30]-1" office:value-type="percentage" office:value="0.164737437372508" calcext:value-type="percentage">
            <text:p>16,47%</text:p>
          </table:table-cell>
          <table:table-cell table:style-name="ce58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31]/[.C31]-1" office:value-type="percentage" office:value="0.151290259254914" calcext:value-type="percentage">
            <text:p>15,13%</text:p>
          </table:table-cell>
          <table:table-cell table:style-name="ce58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32]/[.C32]-1" office:value-type="percentage" office:value="0.206357995768909" calcext:value-type="percentage">
            <text:p>20,64%</text:p>
          </table:table-cell>
          <table:table-cell table:style-name="ce58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3]/[.C33]-1" office:value-type="percentage" office:value="0.182331738961346" calcext:value-type="percentage">
            <text:p>18,23%</text:p>
          </table:table-cell>
          <table:table-cell table:style-name="ce58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4]/[.C34]-1" office:value-type="percentage" office:value="0.164550146940101" calcext:value-type="percentage">
            <text:p>16,46%</text:p>
          </table:table-cell>
          <table:table-cell table:style-name="ce58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5]/[.C35]-1" office:value-type="percentage" office:value="0.143342504381542" calcext:value-type="percentage">
            <text:p>14,33%</text:p>
          </table:table-cell>
          <table:table-cell table:style-name="ce58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6]/[.C36]-1" office:value-type="percentage" office:value="0.136910435099753" calcext:value-type="percentage">
            <text:p>13,69%</text:p>
          </table:table-cell>
          <table:table-cell table:style-name="ce58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7]/[.C37]-1" office:value-type="percentage" office:value="0.133726996952635" calcext:value-type="percentage">
            <text:p>13,37%</text:p>
          </table:table-cell>
          <table:table-cell table:style-name="ce58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8]/[.C38]-1" office:value-type="percentage" office:value="0.0898017310510744" calcext:value-type="percentage">
            <text:p>8,98%</text:p>
          </table:table-cell>
          <table:table-cell table:style-name="ce58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9]/[.C39]-1" office:value-type="percentage" office:value="0.0504621426176908" calcext:value-type="percentage">
            <text:p>5,05%</text:p>
          </table:table-cell>
          <table:table-cell table:style-name="ce58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40]/[.C40]-1" office:value-type="percentage" office:value="0.046959743670991" calcext:value-type="percentage">
            <text:p>4,70%</text:p>
          </table:table-cell>
          <table:table-cell table:style-name="ce59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5:.B40])" office:value-type="float" office:value="4470572" calcext:value-type="float">
            <text:p>4470572 </text:p>
          </table:table-cell>
          <table:table-cell table:style-name="ce51" table:formula="of:=SUM([.C5:.C40])" office:value-type="float" office:value="110477209" calcext:value-type="float">
            <text:p>110477209 </text:p>
          </table:table-cell>
          <table:table-cell table:style-name="ce51" table:formula="of:=SUM([.D5:.D40])" office:value-type="float" office:value="124651103" calcext:value-type="float">
            <text:p>124651103 </text:p>
          </table:table-cell>
          <table:table-cell table:style-name="ce56" table:formula="of:=[.D41]/[.C41]-1" office:value-type="percentage" office:value="0.128296995627397" calcext:value-type="percentage">
            <text:p>12,83%</text:p>
          </table:table-cell>
          <table:table-cell table:style-name="ce60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number-columns-repeated="4" table:default-cell-style-name="ce29"/>
        <table:table-column table:style-name="co14" table:number-columns-repeated="2" table:default-cell-style-name="ce29"/>
        <table:table-column table:style-name="co7" table:number-columns-repeated="54" table:default-cell-style-name="ce29"/>
        <table:table-row table:style-name="ro4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64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36"/>
        <table:table-column table:style-name="co15" table:default-cell-style-name="ce45"/>
        <table:table-column table:style-name="co15" table:number-columns-repeated="2" table:default-cell-style-name="ce62"/>
        <table:table-column table:style-name="co15" table:default-cell-style-name="ce67"/>
        <table:table-column table:style-name="co15" table:number-columns-repeated="2" table:default-cell-style-name="ce70"/>
        <table:table-column table:style-name="co15" table:default-cell-style-name="Default"/>
        <table:table-column table:style-name="co15" table:default-cell-style-name="ce45"/>
        <table:table-row table:style-name="ro3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1 byte" calcext:value-type="string">
            <text:p>1 byte </text:p>
          </table:table-cell>
          <table:table-cell table:style-name="ce50" office:value-type="string" office:string-value="2 bytes" calcext:value-type="string">
            <text:p>2 bytes </text:p>
          </table:table-cell>
          <table:table-cell table:style-name="ce34" office:value-type="string" calcext:value-type="string">
            <text:p>3 bytes</text:p>
          </table:table-cell>
          <table:table-cell table:style-name="ce34" office:value-type="string" calcext:value-type="string">
            <text:p>4 bytes</text:p>
          </table:table-cell>
          <table:table-cell table:style-name="ce34" office:value-type="string" calcext:value-type="string">
            <text:p>5 bytes</text:p>
          </table:table-cell>
          <table:table-cell table:style-name="ce50" office:value-type="string" office:string-value="Limitação da Alocação" calcext:value-type="string">
            <text:p>Limitação da Alocação </text:p>
          </table:table-cell>
          <table:table-cell table:style-name="ce50" office:value-type="string" office:string-value="Qtde Normal(bits)" calcext:value-type="string">
            <text:p>Qtde Normal(bits) </text:p>
          </table:table-cell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7" calcext:value-type="float">
            <text:p>87</text:p>
          </table:table-cell>
          <table:table-cell table:style-name="ce66" office:value-type="float" office:value="145" calcext:value-type="float">
            <text:p>145</text:p>
          </table:table-cell>
          <table:table-cell table:style-name="ce69" office:value-type="float" office:value="3193" calcext:value-type="float">
            <text:p>3.193</text:p>
          </table:table-cell>
          <table:table-cell table:style-name="ce69"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776</text:p>
          </table:table-cell>
          <table:table-cell table:style-name="ce44" office:value-type="float" office:value="117337" calcext:value-type="float">
            <text:p>117337 </text:p>
          </table:table-cell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2" calcext:value-type="float">
            <text:p>39092 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284560</text:p>
          </table:table-cell>
          <table:table-cell office:value-type="float" office:value="1208708" calcext:value-type="float">
            <text:p>1208708 </text:p>
          </table:table-cell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2" calcext:value-type="float">
            <text:p>397272 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013152</text:p>
          </table:table-cell>
          <table:table-cell office:value-type="float" office:value="12341996" calcext:value-type="float">
            <text:p>12341996 </text:p>
          </table:table-cell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0" calcext:value-type="float">
            <text:p>3840 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944</text:p>
          </table:table-cell>
          <table:table-cell office:value-type="float" office:value="111997" calcext:value-type="float">
            <text:p>111997 </text:p>
          </table:table-cell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0" calcext:value-type="float">
            <text:p>37900 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074736</text:p>
          </table:table-cell>
          <table:table-cell office:value-type="float" office:value="1120045" calcext:value-type="float">
            <text:p>1120045 </text:p>
          </table:table-cell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396" calcext:value-type="float">
            <text:p>300396 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653744</text:p>
          </table:table-cell>
          <table:table-cell office:value-type="float" office:value="9052628" calcext:value-type="float">
            <text:p>9052628 </text:p>
          </table:table-cell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56" calcext:value-type="float">
            <text:p>3956 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936</text:p>
          </table:table-cell>
          <table:table-cell office:value-type="float" office:value="116483" calcext:value-type="float">
            <text:p>116483 </text:p>
          </table:table-cell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2" calcext:value-type="float">
            <text:p>37672 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156888</text:p>
          </table:table-cell>
          <table:table-cell office:value-type="float" office:value="1114259" calcext:value-type="float">
            <text:p>1114259 </text:p>
          </table:table-cell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0" calcext:value-type="float">
            <text:p>397920 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180568</text:p>
          </table:table-cell>
          <table:table-cell office:value-type="float" office:value="11725325" calcext:value-type="float">
            <text:p>11725325 </text:p>
          </table:table-cell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56" calcext:value-type="float">
            <text:p>3956 </text:p>
          </table:table-cell>
          <table:table-cell table:number-columns-repeated="5"/>
          <table:table-cell table:formula="of:=([.C11]*1+[.D11]*2+[.E11]*3+[.F11]*4+[.G11]*5)*8" office:value-type="float" office:value="0" calcext:value-type="float">
            <text:p>0</text:p>
          </table:table-cell>
          <table:table-cell office:value-type="float" office:value="113940" calcext:value-type="float">
            <text:p>113940 </text:p>
          </table:table-cell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60" calcext:value-type="float">
            <text:p>38360 </text:p>
          </table:table-cell>
          <table:table-cell table:number-columns-repeated="5"/>
          <table:table-cell table:formula="of:=([.C12]*1+[.D12]*2+[.E12]*3+[.F12]*4+[.G12]*5)*8" office:value-type="float" office:value="0" calcext:value-type="float">
            <text:p>0</text:p>
          </table:table-cell>
          <table:table-cell office:value-type="float" office:value="1136335" calcext:value-type="float">
            <text:p>1136335 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4" calcext:value-type="float">
            <text:p>396204 </text:p>
          </table:table-cell>
          <table:table-cell table:number-columns-repeated="5"/>
          <table:table-cell table:formula="of:=([.C13]*1+[.D13]*2+[.E13]*3+[.F13]*4+[.G13]*5)*8" office:value-type="float" office:value="0" calcext:value-type="float">
            <text:p>0</text:p>
          </table:table-cell>
          <table:table-cell office:value-type="float" office:value="11810560" calcext:value-type="float">
            <text:p>11810560 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28" calcext:value-type="float">
            <text:p>3728 </text:p>
          </table:table-cell>
          <table:table-cell table:number-columns-repeated="5"/>
          <table:table-cell table:formula="of:=([.C14]*1+[.D14]*2+[.E14]*3+[.F14]*4+[.G14]*5)*8" office:value-type="float" office:value="0" calcext:value-type="float">
            <text:p>0</text:p>
          </table:table-cell>
          <table:table-cell office:value-type="float" office:value="106900" calcext:value-type="float">
            <text:p>106900 </text:p>
          </table:table-cell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88" calcext:value-type="float">
            <text:p>29188 </text:p>
          </table:table-cell>
          <table:table-cell table:number-columns-repeated="5"/>
          <table:table-cell table:formula="of:=([.C15]*1+[.D15]*2+[.E15]*3+[.F15]*4+[.G15]*5)*8" office:value-type="float" office:value="0" calcext:value-type="float">
            <text:p>0</text:p>
          </table:table-cell>
          <table:table-cell office:value-type="float" office:value="909920" calcext:value-type="float">
            <text:p>909920 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16" calcext:value-type="float">
            <text:p>392716 </text:p>
          </table:table-cell>
          <table:table-cell table:number-columns-repeated="5"/>
          <table:table-cell table:formula="of:=([.C16]*1+[.D16]*2+[.E16]*3+[.F16]*4+[.G16]*5)*8" office:value-type="float" office:value="0" calcext:value-type="float">
            <text:p>0</text:p>
          </table:table-cell>
          <table:table-cell office:value-type="float" office:value="12175364" calcext:value-type="float">
            <text:p>12175364 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4" calcext:value-type="float">
            <text:p>3424 </text:p>
          </table:table-cell>
          <table:table-cell table:number-columns-repeated="5"/>
          <table:table-cell table:formula="of:=([.C17]*1+[.D17]*2+[.E17]*3+[.F17]*4+[.G17]*5)*8" office:value-type="float" office:value="0" calcext:value-type="float">
            <text:p>0</text:p>
          </table:table-cell>
          <table:table-cell office:value-type="float" office:value="86877" calcext:value-type="float">
            <text:p>86877 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2" calcext:value-type="float">
            <text:p>37512 </text:p>
          </table:table-cell>
          <table:table-cell table:number-columns-repeated="5"/>
          <table:table-cell table:formula="of:=([.C18]*1+[.D18]*2+[.E18]*3+[.F18]*4+[.G18]*5)*8" office:value-type="float" office:value="0" calcext:value-type="float">
            <text:p>0</text:p>
          </table:table-cell>
          <table:table-cell office:value-type="float" office:value="952787" calcext:value-type="float">
            <text:p>952787 </text:p>
          </table:table-cell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0" calcext:value-type="float">
            <text:p>352320 </text:p>
          </table:table-cell>
          <table:table-cell table:number-columns-repeated="5"/>
          <table:table-cell table:formula="of:=([.C19]*1+[.D19]*2+[.E19]*3+[.F19]*4+[.G19]*5)*8" office:value-type="float" office:value="0" calcext:value-type="float">
            <text:p>0</text:p>
          </table:table-cell>
          <table:table-cell office:value-type="float" office:value="9019880" calcext:value-type="float">
            <text:p>9019880 </text:p>
          </table:table-cell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0" calcext:value-type="float">
            <text:p>3880 </text:p>
          </table:table-cell>
          <table:table-cell table:number-columns-repeated="5"/>
          <table:table-cell table:formula="of:=([.C20]*1+[.D20]*2+[.E20]*3+[.F20]*4+[.G20]*5)*8" office:value-type="float" office:value="0" calcext:value-type="float">
            <text:p>0</text:p>
          </table:table-cell>
          <table:table-cell office:value-type="float" office:value="98539" calcext:value-type="float">
            <text:p>98539 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16" calcext:value-type="float">
            <text:p>38616 </text:p>
          </table:table-cell>
          <table:table-cell table:number-columns-repeated="5"/>
          <table:table-cell table:formula="of:=([.C21]*1+[.D21]*2+[.E21]*3+[.F21]*4+[.G21]*5)*8" office:value-type="float" office:value="0" calcext:value-type="float">
            <text:p>0</text:p>
          </table:table-cell>
          <table:table-cell office:value-type="float" office:value="1008630" calcext:value-type="float">
            <text:p>1008630 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08" calcext:value-type="float">
            <text:p>384308 </text:p>
          </table:table-cell>
          <table:table-cell table:number-columns-repeated="5"/>
          <table:table-cell table:formula="of:=([.C22]*1+[.D22]*2+[.E22]*3+[.F22]*4+[.G22]*5)*8" office:value-type="float" office:value="0" calcext:value-type="float">
            <text:p>0</text:p>
          </table:table-cell>
          <table:table-cell office:value-type="float" office:value="10017125" calcext:value-type="float">
            <text:p>10017125 </text:p>
          </table:table-cell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office:value-type="float" office:value="3192" calcext:value-type="float">
            <text:p>3192 </text:p>
          </table:table-cell>
          <table:table-cell table:number-columns-repeated="5"/>
          <table:table-cell table:formula="of:=([.C23]*1+[.D23]*2+[.E23]*3+[.F23]*4+[.G23]*5)*8" office:value-type="float" office:value="0" calcext:value-type="float">
            <text:p>0</text:p>
          </table:table-cell>
          <table:table-cell office:value-type="float" office:value="77907" calcext:value-type="float">
            <text:p>77907 </text:p>
          </table:table-cell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office:value-type="float" office:value="36144" calcext:value-type="float">
            <text:p>36144 </text:p>
          </table:table-cell>
          <table:table-cell table:number-columns-repeated="5"/>
          <table:table-cell table:formula="of:=([.C24]*1+[.D24]*2+[.E24]*3+[.F24]*4+[.G24]*5)*8" office:value-type="float" office:value="0" calcext:value-type="float">
            <text:p>0</text:p>
          </table:table-cell>
          <table:table-cell office:value-type="float" office:value="898529" calcext:value-type="float">
            <text:p>898529 </text:p>
          </table:table-cell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office:value-type="float" office:value="335004" calcext:value-type="float">
            <text:p>335004 </text:p>
          </table:table-cell>
          <table:table-cell table:number-columns-repeated="5"/>
          <table:table-cell table:formula="of:=([.C25]*1+[.D25]*2+[.E25]*3+[.F25]*4+[.G25]*5)*8" office:value-type="float" office:value="0" calcext:value-type="float">
            <text:p>0</text:p>
          </table:table-cell>
          <table:table-cell office:value-type="float" office:value="8493956" calcext:value-type="float">
            <text:p>8493956 </text:p>
          </table:table-cell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office:value-type="float" office:value="3384" calcext:value-type="float">
            <text:p>3384 </text:p>
          </table:table-cell>
          <table:table-cell table:number-columns-repeated="5"/>
          <table:table-cell table:formula="of:=([.C26]*1+[.D26]*2+[.E26]*3+[.F26]*4+[.G26]*5)*8" office:value-type="float" office:value="0" calcext:value-type="float">
            <text:p>0</text:p>
          </table:table-cell>
          <table:table-cell office:value-type="float" office:value="88130" calcext:value-type="float">
            <text:p>88130 </text:p>
          </table:table-cell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office:value-type="float" office:value="35096" calcext:value-type="float">
            <text:p>35096 </text:p>
          </table:table-cell>
          <table:table-cell table:number-columns-repeated="5"/>
          <table:table-cell table:formula="of:=([.C27]*1+[.D27]*2+[.E27]*3+[.F27]*4+[.G27]*5)*8" office:value-type="float" office:value="0" calcext:value-type="float">
            <text:p>0</text:p>
          </table:table-cell>
          <table:table-cell office:value-type="float" office:value="917572" calcext:value-type="float">
            <text:p>917572 </text:p>
          </table:table-cell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office:value-type="float" office:value="335864" calcext:value-type="float">
            <text:p>335864 </text:p>
          </table:table-cell>
          <table:table-cell table:number-columns-repeated="5"/>
          <table:table-cell table:formula="of:=([.C28]*1+[.D28]*2+[.E28]*3+[.F28]*4+[.G28]*5)*8" office:value-type="float" office:value="0" calcext:value-type="float">
            <text:p>0</text:p>
          </table:table-cell>
          <table:table-cell office:value-type="float" office:value="8861503" calcext:value-type="float">
            <text:p>8861503 </text:p>
          </table:table-cell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office:value-type="float" office:value="3452" calcext:value-type="float">
            <text:p>3452 </text:p>
          </table:table-cell>
          <table:table-cell table:number-columns-repeated="5"/>
          <table:table-cell table:formula="of:=([.C29]*1+[.D29]*2+[.E29]*3+[.F29]*4+[.G29]*5)*8" office:value-type="float" office:value="0" calcext:value-type="float">
            <text:p>0</text:p>
          </table:table-cell>
          <table:table-cell office:value-type="float" office:value="84965" calcext:value-type="float">
            <text:p>84965 </text:p>
          </table:table-cell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office:value-type="float" office:value="35328" calcext:value-type="float">
            <text:p>35328 </text:p>
          </table:table-cell>
          <table:table-cell table:number-columns-repeated="5"/>
          <table:table-cell table:formula="of:=([.C30]*1+[.D30]*2+[.E30]*3+[.F30]*4+[.G30]*5)*8" office:value-type="float" office:value="0" calcext:value-type="float">
            <text:p>0</text:p>
          </table:table-cell>
          <table:table-cell office:value-type="float" office:value="884688" calcext:value-type="float">
            <text:p>884688 </text:p>
          </table:table-cell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office:value-type="float" office:value="335184" calcext:value-type="float">
            <text:p>335184 </text:p>
          </table:table-cell>
          <table:table-cell table:number-columns-repeated="5"/>
          <table:table-cell table:formula="of:=([.C31]*1+[.D31]*2+[.E31]*3+[.F31]*4+[.G31]*5)*8" office:value-type="float" office:value="0" calcext:value-type="float">
            <text:p>0</text:p>
          </table:table-cell>
          <table:table-cell office:value-type="float" office:value="8440090" calcext:value-type="float">
            <text:p>8440090 </text:p>
          </table:table-cell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office:value-type="float" office:value="3892" calcext:value-type="float">
            <text:p>3892 </text:p>
          </table:table-cell>
          <table:table-cell table:number-columns-repeated="5"/>
          <table:table-cell table:formula="of:=([.C32]*1+[.D32]*2+[.E32]*3+[.F32]*4+[.G32]*5)*8" office:value-type="float" office:value="0" calcext:value-type="float">
            <text:p>0</text:p>
          </table:table-cell>
          <table:table-cell office:value-type="float" office:value="116773" calcext:value-type="float">
            <text:p>116773 </text:p>
          </table:table-cell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office:value-type="float" office:value="38068" calcext:value-type="float">
            <text:p>38068 </text:p>
          </table:table-cell>
          <table:table-cell table:number-columns-repeated="5"/>
          <table:table-cell table:formula="of:=([.C33]*1+[.D33]*2+[.E33]*3+[.F33]*4+[.G33]*5)*8" office:value-type="float" office:value="0" calcext:value-type="float">
            <text:p>0</text:p>
          </table:table-cell>
          <table:table-cell office:value-type="float" office:value="1128445" calcext:value-type="float">
            <text:p>1128445 </text:p>
          </table:table-cell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office:value-type="float" office:value="397296" calcext:value-type="float">
            <text:p>397296 </text:p>
          </table:table-cell>
          <table:table-cell table:number-columns-repeated="5"/>
          <table:table-cell table:formula="of:=([.C34]*1+[.D34]*2+[.E34]*3+[.F34]*4+[.G34]*5)*8" office:value-type="float" office:value="0" calcext:value-type="float">
            <text:p>0</text:p>
          </table:table-cell>
          <table:table-cell office:value-type="float" office:value="11792772" calcext:value-type="float">
            <text:p>11792772 </text:p>
          </table:table-cell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office:value-type="float" office:value="2780" calcext:value-type="float">
            <text:p>2780 </text:p>
          </table:table-cell>
          <table:table-cell table:number-columns-repeated="5"/>
          <table:table-cell table:formula="of:=([.C35]*1+[.D35]*2+[.E35]*3+[.F35]*4+[.G35]*5)*8" office:value-type="float" office:value="0" calcext:value-type="float">
            <text:p>0</text:p>
          </table:table-cell>
          <table:table-cell office:value-type="float" office:value="78821" calcext:value-type="float">
            <text:p>78821 </text:p>
          </table:table-cell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office:value-type="float" office:value="39996" calcext:value-type="float">
            <text:p>39996 </text:p>
          </table:table-cell>
          <table:table-cell table:number-columns-repeated="5"/>
          <table:table-cell table:formula="of:=([.C36]*1+[.D36]*2+[.E36]*3+[.F36]*4+[.G36]*5)*8" office:value-type="float" office:value="0" calcext:value-type="float">
            <text:p>0</text:p>
          </table:table-cell>
          <table:table-cell office:value-type="float" office:value="1096735" calcext:value-type="float">
            <text:p>1096735 </text:p>
          </table:table-cell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65" table:number-columns-repeated="2"/>
          <table:table-cell table:style-name="ce68"/>
          <table:table-cell table:style-name="ce71" table:number-columns-repeated="2"/>
          <table:table-cell table:formula="of:=([.C37]*1+[.D37]*2+[.E37]*3+[.F37]*4+[.G37]*5)*8" office:value-type="float" office:value="0" calcext:value-type="float">
            <text:p>0</text:p>
          </table:table-cell>
          <table:table-cell table:style-name="ce46" office:value-type="float" office:value="11012623" calcext:value-type="float">
            <text:p>11012623 </text:p>
          </table:table-cell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/>
          <table:table-cell table:style-name="ce51" table:number-columns-repeated="2"/>
          <table:table-cell table:style-name="ce56"/>
          <table:table-cell table:style-name="ce60" table:number-columns-repeated="2"/>
          <table:table-cell/>
          <table:table-cell table:style-name="ce51"/>
        </table:table-row>
        <table:table-row table:style-name="ro2">
          <table:table-cell table:style-name="ce40"/>
          <table:table-cell table:style-name="ce48" table:number-columns-repeated="3"/>
          <table:table-cell table:style-name="ce40" table:number-columns-repeated="2"/>
          <table:table-cell table:style-name="Default"/>
          <table:table-cell/>
          <table:table-cell table:style-name="Default"/>
        </table:table-row>
      </table:table>
      <table:table table:name="Octetos para IPv4" table:style-name="ta4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9:22:35.60591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0T19:33:38.959000762</dc:date>
    <meta:editing-cycles>11</meta:editing-cycles>
    <meta:editing-duration>PT34M16S</meta:editing-duration>
    <meta:document-statistic meta:table-count="5" meta:cell-count="784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0.329cm" svg:y="0.286cm" chart:style-name="ch2">
          <text:p>Comparativo da quantidade de bits EB X Normal por aquivo</text:p>
        </chart:title>
        <chart:legend chart:legend-position="bottom" svg:x="6.215cm" svg:y="6.952cm" style:legend-expansion="wide" chart:style-name="ch3"/>
        <chart:plot-area chart:style-name="ch4" table:cell-range-address="Planilha1.A2:Planilha1.A37 Planilha1.C1:Planilha1.D37" chart:data-source-has-labels="both" svg:x="0.362cm" svg:y="1.562cm" svg:width="17.395cm" svg:height="5.0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402cm" svg:y="1.562cm" svg:width="14.96cm" svg:height="3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968cm" svg:y="0.331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503cm" svg:width="17.274cm" svg:height="8.07cm">
          <chartooo:coordinate-region svg:x="1.534cm" svg:y="1.503cm" svg:width="16.099cm" svg:height="6.26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797cm" svg:y="0.301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443cm" svg:width="17.182cm" svg:height="6.673cm">
          <chartooo:coordinate-region svg:x="1.165cm" svg:y="1.443cm" svg:width="16.374cm" svg:height="4.868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621679064825">
                <text:p>1.90621679064825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3032845595">
                <text:p>1.3823032845595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3350047323">
                <text:p>1.42463350047323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885416666667">
                <text:p>5.1088541666666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131926121372">
                <text:p>5.12131926121372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806335637">
                <text:p>5.105580633563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685540950455">
                <text:p>2.23685540950455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12539817371">
                <text:p>2.5812539817371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5699638118">
                <text:p>2.4710569963811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90192113245703">
                <text:p>2.90192113245703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631386861314">
                <text:p>2.78631386861314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6381157182">
                <text:p>2.60946381157182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9592274678112">
                <text:p>0.839592274678112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43524736193">
                <text:p>1.09243524736193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37226901883">
                <text:p>0.79693722690188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726635514019">
                <text:p>3.38726635514019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51780763489">
                <text:p>2.92351780763489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92268392371">
                <text:p>2.60692268392371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.00077319587629">
                <text:p>7.0007731958762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939714108142">
                <text:p>7.07939714108142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40404050918">
                <text:p>7.10340404050918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4172932330827">
                <text:p>3.4417293233082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5779105799">
                <text:p>3.098577910579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52918771119">
                <text:p>2.6805291877111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2109929078014">
                <text:p>3.92109929078014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82881240027">
                <text:p>3.69782881240027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12955243789">
                <text:p>3.4671295524378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1031286210892">
                <text:p>4.2103128621089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83763586957">
                <text:p>3.86183763586957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8307795121">
                <text:p>3.5579830779512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6156217882837">
                <text:p>3.76156217882837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69107912157">
                <text:p>3.56969107912157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6286093995">
                <text:p>3.5011628609399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63309352518">
                <text:p>2.3363309352518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25672567257">
                <text:p>1.31725672567257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9734897349">
                <text:p>1.23489734897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0.13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2.098cm" svg:width="12.192cm" svg:height="5.386cm">
          <chartooo:coordinate-region svg:x="1.429cm" svg:y="2.321cm" svg:width="11.017cm" svg:height="4.468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